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n" fo:country="GB" officeooo:rsid="0007dcb1" officeooo:paragraph-rsid="0009db83" style:font-size-asian="10.5pt" style:font-weight-asian="normal"/>
    </style:style>
    <style:style style:name="T1" style:family="text">
      <style:text-properties officeooo:rsid="00088561"/>
    </style:style>
    <style:style style:name="T2" style:family="text">
      <style:text-properties officeooo:rsid="0009ce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LAB is a program, that can calculate numeric problems. Mainly you work with matrices and manipulate them via in-programmed functions. <text:span text:style-name="T2">You have to work with the command window, where you enter the desired procedures or functions. The other windows give you a better control and overview over MATLAB, but it is not necessary for the main programming work. </text:span>In our lecture we use <text:span text:style-name="T2">MATLAB</text:span> to manipulate pictures, which are often 2 dim<text:span text:style-name="T2">ensional</text:span> matrices, sometimes more or fewer dimensions. <text:span text:style-name="T1">The main mathematical operations for matrices calculations are implemented, e.g. the computation of the rank, dimension, addition, multiplication and so on of matrices. Additional you can plot any desired function, pies. Histograms, bars and so on. MATLAB can be extended with many programmed Apps, some Apps are pre installed, e.g. Signal Analysis, Distribution, Image Viewer and so on. Also you can write your own programs like in other programming languages. Summarized MATLAB offers a platform, where you can program, calculating and plotting anything of numeric probl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4-04-23T17:43:49.842081863</meta:creation-date>
    <dc:date>2014-04-23T18:48:41.492453005</dc:date>
    <dc:creator>Christian </dc:creator>
    <meta:editing-duration>PT49M29S</meta:editing-duration>
    <meta:editing-cycles>4</meta:editing-cycles>
    <meta:generator>LibreOffice/4.2.3.3$Linux_X86_64 LibreOffice_project/420m0$Build-3</meta:generator>
    <meta:document-statistic meta:table-count="0" meta:image-count="0" meta:object-count="0" meta:page-count="1" meta:paragraph-count="1" meta:word-count="164" meta:character-count="1062" meta:non-whitespace-character-count="899"/>
  </office:meta>
</office:document-meta>
</file>